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acstQurn" svg:font-family="KacstQurn"/>
    <style:font-face style:name="OpenSymbol" svg:font-family="OpenSymbol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ks</text:h>
      <text:p text:style-name="Standard">Opzetten van hooks:</text:p>
      <text:p text:style-name="Standard"><text:a xlink:type="simple" xlink:href="http://forum.kohanaframework.org/discussion/comment/46313/#Comment_46313">http://forum.kohanaframework.org/discussion/comment/46313/#Comment_46313</text:a></text:p>
      <text:p text:style-name="Standard"/>
      <text:p text:style-name="Standard">Events:</text:p>
      <text:p text:style-name="Standard"><text:a xlink:type="simple" xlink:href="http://github.com/ollym/event">http://github.com/ollym/event</text:a> (nadeel is dat callback extra Event $e parameter moet hebben. Is aangepast. Actieve event altijd in Event::$activeevent;)</text:p>
      <text:p text:style-name="Standard"><text:a xlink:type="simple" xlink:href="http://github.com/Zeelot/event">http://github.com/Zeelot/event</text:a> (lijkt op oude Event, minder mooi dan bovenstaande)</text:p>
      <text:p text:style-name="Standard"/>
      <text:p text:style-name="Standard">Sprig / ORM / Jelly:</text:p>
      <text:p text:style-name="Standard"><text:a xlink:type="simple" xlink:href="http://forum.kohanaframework.org/discussion/comment/46308/#Comment_46308">http://forum.kohanaframework.org/discussion/comment/46308/#Comment_46308</text:a></text:p>
      <text:p text:style-name="Standard">keuze is Sprig, door aanwezigheid Form generatie en MPTT, alsmede goede documentatie en auth-aacl integratie.</text:p>
      <text:p text:style-name="Standard"><text:a xlink:type="simple" xlink:href="http://github.com/sittercity/sprig">http://github.com/sittercity/sprig</text:a></text:p>
      <text:p text:style-name="Standard"><text:a xlink:type="simple" xlink:href="http://github.com/banks/sprig-mptt">http://github.com/banks/sprig-mptt</text:a></text:p>
      <text:p text:style-name="Standard"><text:a xlink:type="simple" xlink:href="http://github.com/banks/sprig-auth">http://github.com/banks/sprig-auth</text:a></text:p>
      <text:p text:style-name="Standard">(<text:a xlink:type="simple" xlink:href="http://github.com/jeremyf76/sprig-auth">http://github.com/jeremyf76/sprig-auth</text:a> ook in de gaten houden)</text:p>
      <text:p text:style-name="Standard"><text:a xlink:type="simple" xlink:href="http://github.com/banks/aacl">http://github.com/banks/aacl</text:a></text:p>
      <text:p text:style-name="Standard"/>
      <text:p text:style-name="P1">Apache</text:p>
      <text:p text:style-name="Standard">RewriteLog </text:p>
      <text:p text:style-name="Standard"><text:a xlink:type="simple" xlink:href="http://httpd.apache.org/docs/2.0/mod/mod_rewrite.html#rewritelog">http://httpd.apache.org/docs/2.0/mod/mod_rewrite.html#rewritelo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acstQurn" svg:font-family="KacstQurn"/>
    <style:font-face style:name="OpenSymbol" svg:font-family="OpenSymbol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KacstQur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KacstQurn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KacstQur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KacstQur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KacstQurn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Mulder</meta:initial-creator>
    <meta:creation-date>2010-08-31T20:59:44</meta:creation-date>
    <dc:date>2010-09-11T13:56:36</dc:date>
    <dc:creator>Willem Mulder</dc:creator>
    <meta:editing-duration>PT11H16M46S</meta:editing-duration>
    <meta:editing-cycles>41</meta:editing-cycles>
    <meta:generator>OpenOffice.org/3.2$Linux OpenOffice.org_project/320m12$Build-9483</meta:generator>
    <meta:document-statistic meta:table-count="0" meta:image-count="0" meta:object-count="0" meta:page-count="1" meta:paragraph-count="17" meta:word-count="67" meta:character-count="811"/>
  </office:meta>
</office:document-meta>
</file>